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color="#000000" fo:font-size="13pt" style:font-size-asian="13pt" style:font-size-complex="13pt"/>
    </style:style>
    <style:style style:name="P4" style:family="paragraph" style:parent-style-name="Standard">
      <style:text-properties officeooo:paragraph-rsid="00112b05"/>
    </style:style>
    <style:style style:name="P5" style:family="paragraph" style:parent-style-name="Standard">
      <style:text-properties fo:color="#5c2d91"/>
    </style:style>
    <style:style style:name="P6" style:family="paragraph" style:parent-style-name="Standard">
      <style:text-properties fo:color="#21409a"/>
    </style:style>
    <style:style style:name="P7" style:family="paragraph" style:parent-style-name="Standard">
      <style:text-properties fo:color="#21409a" officeooo:rsid="000f60c0" officeooo:paragraph-rsid="000f60c0"/>
    </style:style>
    <style:style style:name="P8" style:family="paragraph" style:parent-style-name="Standard">
      <style:text-properties fo:color="#21409a" officeooo:paragraph-rsid="00112b05"/>
    </style:style>
    <style:style style:name="P9" style:family="paragraph" style:parent-style-name="Standard">
      <style:text-properties officeooo:rsid="00123db7" officeooo:paragraph-rsid="00123db7"/>
    </style:style>
    <style:style style:name="P10" style:family="paragraph" style:parent-style-name="Standard">
      <style:text-properties fo:color="#ce181e" fo:font-size="18pt" style:font-size-asian="18pt" style:font-size-complex="18pt"/>
    </style:style>
    <style:style style:name="P11" style:family="paragraph" style:parent-style-name="Standard">
      <style:text-properties fo:color="#ce181e" fo:font-size="11pt" style:font-size-asian="9.60000038146973pt" style:font-size-complex="11pt"/>
    </style:style>
    <style:style style:name="T1" style:family="text">
      <style:text-properties fo:color="#ce181e" fo:font-size="18pt" style:font-size-asian="18pt" style:font-size-complex="18pt"/>
    </style:style>
    <style:style style:name="T2" style:family="text">
      <style:text-properties officeooo:rsid="00112b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s text:c="29"/><text:span text:style-name="T1"><text:s text:c="7"/>Dispositivos de entrada y salida</text:span></text:p>
      <text:p text:style-name="P10"/>
      <text:p text:style-name="P10"/>
      <text:p text:style-name="P3">Periféricos de entrada</text:p>
      <text:p text:style-name="P11"/>
      <text:p text:style-name="Standard"/>
      <text:p text:style-name="P3">Teclado</text:p>
      <text:p text:style-name="P5"/>
      <text:p text:style-name="Standard">Tipos Existen teclados de diferentes tipos que se basan en</text:p>
      <text:p text:style-name="Standard">diversos criterios:</text:p>
      <text:p text:style-name="Standard"/>
      <text:p text:style-name="Standard">La cantidad de teclas que incorporan, la tecnología empleada para la pulsación de teclas, el tipo de conexión, las teclas o dispositivos especiales que incorporan, los conectores utilizados, el material con el que se construyen y la distribución de las teclas.</text:p>
      <text:p text:style-name="Standard"/>
      <text:p text:style-name="P6">Mantenimiento preventivo</text:p>
      <text:p text:style-name="Standard"/>
      <text:p text:style-name="Standard">Repasar la junta de las teclas con un bastoncillo humedecido, utilizar un bote de aire comprimido para extraer la suciedad, girar el teclado boca abajo para que caiga la suciedad y repasar la superficie del teclado con una esponja.</text:p>
      <text:p text:style-name="Standard"/>
      <text:p text:style-name="Standard"/>
      <text:p text:style-name="P3">El ratón</text:p>
      <text:p text:style-name="Standard"/>
      <text:p text:style-name="Standard"/>
      <text:p text:style-name="Standard">Depende de varios criterios: Según la tecnología que utiliza, el tipo de conexión utilizado, el modo de conectarse al ordenador, y además existen ratones especiales. </text:p>
      <text:p text:style-name="Standard"/>
      <text:p text:style-name="Standard"/>
      <text:p text:style-name="P7">Partes</text:p>
      <text:p text:style-name="Standard"/>
      <text:p text:style-name="Standard">Los elementos internos varían en función de si son:</text:p>
      <text:p text:style-name="Standard">•Ratones optomecánicos</text:p>
      <text:p text:style-name="Standard">•Ratones trackball</text:p>
      <text:p text:style-name="Standard">•Ratones ópticos</text:p>
      <text:p text:style-name="Standard"/>
      <text:p text:style-name="Standard">Los elementos externos son los botones, la rueda y la bola</text:p>
      <text:p text:style-name="Standard"/>
      <text:p text:style-name="P6">En los ordenadores portátiles</text:p>
      <text:p text:style-name="Standard"/>
      <text:p text:style-name="Standard">•Touchpad: dispositivo táctil con forma de pequeño</text:p>
      <text:p text:style-name="Standard">rectángulo.</text:p>
      <text:p text:style-name="Standard">• Trackpoint: pequeño cilindro de goma situado entre</text:p>
      <text:p text:style-name="Standard">las teclas.</text:p>
      <text:p text:style-name="Standard"/>
      <text:p text:style-name="Standard"/>
      <text:p text:style-name="Standard"/>
      <text:p text:style-name="Standard"/>
      <text:p text:style-name="Standard"/>
      <text:p text:style-name="P6"><text:soft-page-break/>Mantenimiento preventivo</text:p>
      <text:p text:style-name="Standard"/>
      <text:p text:style-name="Standard">Evitar que reciban golpes y mantenerlos limpios. Además la superficie por la que se desplazan debe estar seca, limpia y plana.</text:p>
      <text:p text:style-name="Standard"/>
      <text:p text:style-name="Standard"/>
      <text:p text:style-name="P3">Escáner</text:p>
      <text:p text:style-name="P6"/>
      <text:p text:style-name="P8">Tipos </text:p>
      <text:p text:style-name="P8"/>
      <text:p text:style-name="P4">Según: si es de sobremesa o plano, alimentado, escáner de mano o de código de barras.</text:p>
      <text:p text:style-name="Standard"/>
      <text:p text:style-name="P6">Partes</text:p>
      <text:p text:style-name="Standard"/>
      <text:p text:style-name="Standard">• Lámpara</text:p>
      <text:p text:style-name="Standard">• Espejos y lentes</text:p>
      <text:p text:style-name="Standard">• Fotosensores</text:p>
      <text:p text:style-name="Standard">• Conversor analógico-digital (A/D)</text:p>
      <text:p text:style-name="Standard">• Memoria</text:p>
      <text:p text:style-name="Standard"/>
      <text:p text:style-name="P6">Características</text:p>
      <text:p text:style-name="Standard"/>
      <text:p text:style-name="Standard">• Resolución</text:p>
      <text:p text:style-name="Standard">• Velocidad de escaneado</text:p>
      <text:p text:style-name="Standard">• Interfaz</text:p>
      <text:p text:style-name="Standard">• Color o blanco y negro (tonalidades de gris)</text:p>
      <text:p text:style-name="Standard">• Tamaño</text:p>
      <text:p text:style-name="Standard"/>
      <text:p text:style-name="P6">Mantenimiento preventivo</text:p>
      <text:p text:style-name="Standard"/>
      <text:p text:style-name="Standard">Evitar los golpes, colocarlo en un lugar estable, mantener limpia y en buen estado la lente o superficie del escáner y limpiar regularmente el cristal y la carcasa con un paño y un limpiacristales suave.</text:p>
      <text:p text:style-name="Standard"/>
      <text:p text:style-name="Standard"/>
      <text:p text:style-name="P1">El monitor</text:p>
      <text:p text:style-name="Standard"/>
      <text:p text:style-name="P6">Tipos</text:p>
      <text:p text:style-name="Standard"/>
      <text:p text:style-name="Standard">Analógicos</text:p>
      <text:p text:style-name="Standard">Digitales</text:p>
      <text:p text:style-name="Standard"/>
      <text:p text:style-name="P6">Características</text:p>
      <text:p text:style-name="Standard"/>
      <text:p text:style-name="Standard">• Tamaño</text:p>
      <text:p text:style-name="Standard">• Relación de aspecto</text:p>
      <text:p text:style-name="Standard">• Resolución</text:p>
      <text:p text:style-name="Standard">• Contraste</text:p>
      <text:p text:style-name="Standard">• Frecuencia de barrido vertical</text:p>
      <text:p text:style-name="Standard">• Entrelazado</text:p>
      <text:p text:style-name="Standard">Configuración</text:p>
      <text:p text:style-name="Standard"/>
      <text:p text:style-name="Standard"><text:soft-page-break/>Permite ser configurado desde el propio dispositivo para poder establecer las características de las</text:p>
      <text:p text:style-name="Standard">imágenes que se representan en la pantalla.</text:p>
      <text:p text:style-name="Standard"/>
      <text:p text:style-name="P6">Mantenimiento preventivo</text:p>
      <text:p text:style-name="Standard"/>
      <text:p text:style-name="Standard">Colocarlo en lugares seguros y estables, cuidar las condiciones ambientales, mantenerlo alejado de</text:p>
      <text:p text:style-name="Standard">campos magnéticos potentes, limpiarse regularmente,evitar tocar la superficie de la pantalla con los dedos ni desmontar la pantalla para acceder a su interior.</text:p>
      <text:p text:style-name="Standard"/>
      <text:p text:style-name="Standard"/>
      <text:p text:style-name="P1">Videoproyector</text:p>
      <text:p text:style-name="Standard"/>
      <text:p text:style-name="Standard">Dispositivo que recibe una señal de vídeo, procedente de una televisión o un ordenador, y la proyecta en una pantalla especial o bien en la pared</text:p>
      <text:p text:style-name="Standard"/>
      <text:p text:style-name="P9">LCP <text:s/>y <text:s/>DLP</text:p>
      <text:p text:style-name="Standard"/>
      <text:p text:style-name="P6">Características</text:p>
      <text:p text:style-name="Standard"/>
      <text:p text:style-name="Standard">• Resolución de pantalla</text:p>
      <text:p text:style-name="Standard">• Ruido acústico</text:p>
      <text:p text:style-name="Standard">• Luminosidad</text:p>
      <text:p text:style-name="Standard">• Contraste</text:p>
      <text:p text:style-name="Standard">• Tamaño y peso</text:p>
      <text:p text:style-name="Standard">• Precio de las lámparas</text:p>
      <text:p text:style-name="Standard">• Conectividad</text:p>
      <text:p text:style-name="Standard"/>
      <text:p text:style-name="P6">Mantenimiento preventivo</text:p>
      <text:p text:style-name="Standard"/>
      <text:p text:style-name="Standard">Procurar que la superficie en la que proyectan sea lisa, asegurarnos de que no reciba golpes, situarlo en una zona estable. Tener cuidado en mantener la lente limpia <text:span text:style-name="T2">b</text:span>evitando tocarla con los dedos.</text:p>
      <text:p text:style-name="Standard"/>
      <text:p text:style-name="Standard"/>
      <text:p text:style-name="P1">Periféricos de impresión estándar</text:p>
      <text:p text:style-name="Standard"/>
      <text:p text:style-name="P6">Tipos</text:p>
      <text:p text:style-name="Standard"/>
      <text:p text:style-name="Standard">• De impacto</text:p>
      <text:p text:style-name="Standard">• Térmicas</text:p>
      <text:p text:style-name="Standard">• De chorro de tinta o de inyección de tinta</text:p>
      <text:p text:style-name="Standard">• Láser</text:p>
      <text:p text:style-name="Standard">• Plóter</text:p>
      <text:p text:style-name="Standard"/>
      <text:p text:style-name="P6">Características</text:p>
      <text:p text:style-name="Standard"/>
      <text:p text:style-name="Standard">• Precio</text:p>
      <text:p text:style-name="Standard">• Resolución</text:p>
      <text:p text:style-name="Standard">• Velocidad de impresión</text:p>
      <text:p text:style-name="Standard">• Búfer o memoria de impresión</text:p>
      <text:p text:style-name="Standard">• Tipo y tamaño de papel</text:p>
      <text:p text:style-name="Standard">• Interfaz</text:p>
      <text:p text:style-name="Standard"/>
      <text:p text:style-name="Standard"><text:soft-page-break/></text:p>
      <text:p text:style-name="P6">Sustitución de consumibles</text:p>
      <text:p text:style-name="Standard"/>
      <text:p text:style-name="Standard">•Sustitución de los cartuchos de tinta</text:p>
      <text:p text:style-name="Standard">•Sustitución de los cartuchos de tóner</text:p>
      <text:p text:style-name="Standard"/>
      <text:p text:style-name="P6">Mantenimiento preventivo</text:p>
      <text:p text:style-name="Standard"/>
      <text:p text:style-name="Standard">Tanto para impresoras de inyección de tinta y láser, mantenerlas limpias y hacer buen uso de ellas.</text:p>
      <text:p text:style-name="Standard"/>
      <text:p text:style-name="Standard"/>
      <text:p text:style-name="P1">Periféricos de impresión estándar</text:p>
      <text:p text:style-name="Standard"/>
      <text:p text:style-name="Standard"/>
      <text:p text:style-name="P6">Tipos</text:p>
      <text:p text:style-name="P6"/>
      <text:p text:style-name="Standard">• De impacto</text:p>
      <text:p text:style-name="Standard">• Térmicas</text:p>
      <text:p text:style-name="Standard">• De chorro de tinta o de inyección de tinta</text:p>
      <text:p text:style-name="Standard">• Láser</text:p>
      <text:p text:style-name="Standard">• Plóter</text:p>
      <text:p text:style-name="Standard"/>
      <text:p text:style-name="P6">Características</text:p>
      <text:p text:style-name="Standard"/>
      <text:p text:style-name="Standard">• Precio</text:p>
      <text:p text:style-name="Standard">• Resolución</text:p>
      <text:p text:style-name="Standard">• Velocidad de impresión</text:p>
      <text:p text:style-name="Standard">• Búfer o memoria de impresión</text:p>
      <text:p text:style-name="Standard">• Tipo y tamaño de papel</text:p>
      <text:p text:style-name="Standard">• Interfaz</text:p>
      <text:p text:style-name="Standard"/>
      <text:p text:style-name="P6">Sustitución de consumibles</text:p>
      <text:p text:style-name="Standard"/>
      <text:p text:style-name="Standard">•Sustitución de los cartuchos de tinta</text:p>
      <text:p text:style-name="Standard">•Sustitución de los cartuchos de tóner</text:p>
      <text:p text:style-name="Standard"/>
      <text:p text:style-name="Standard">Tanto para impresoras de inyección de tinta y láser, mantenerlas limpias y hacer buen uso de ellas.</text:p>
      <text:p text:style-name="Standard"/>
      <text:p text:style-name="Standard"/>
      <text:p text:style-name="P1">Periféricos de entrada y salida</text:p>
      <text:p text:style-name="P1"/>
      <text:p text:style-name="Standard"/>
      <text:p text:style-name="P6">Periféricos de comunicación</text:p>
      <text:p text:style-name="Standard"/>
      <text:p text:style-name="Standard">Fax</text:p>
      <text:p text:style-name="Standard">Módem</text:p>
      <text:p text:style-name="Standard">Router</text:p>
      <text:p text:style-name="Standard">Tarjetas de red, bluetooth y wireless</text:p>
      <text:p text:style-name="Standard"/>
      <text:p text:style-name="P6"/>
      <text:p text:style-name="P6"/>
      <text:p text:style-name="P6"/>
      <text:p text:style-name="P6"><text:soft-page-break/>Periféricos de almacenamiento</text:p>
      <text:p text:style-name="P6"/>
      <text:p text:style-name="Standard">Sirven para almacenar grandes cantidades de datos y programas de manera permanente. Aquí incluimos unidades exteriores de disco óptico y magnético, memorias de tipo sólido, etc</text:p>
      <text:p text:style-name="Standard"/>
      <text:p text:style-name="P6">Equipos multifunción</text:p>
      <text:p text:style-name="Standard"/>
      <text:p text:style-name="Standard">Pueden realizar varias funciones propias de dispositivos de entrada o salida: escanear, fotocopiar e imprimir documentos.</text:p>
      <text:p text:style-name="Standard"/>
      <text:p text:style-name="P6">Pantallas táctiles</text:p>
      <text:p text:style-name="P6"/>
      <text:p text:style-name="Standard">Monitores que además pueden simular la pulsación del botón principal del ratón estableciendo contacto en la pantalla con los dedos o algún estilete.</text:p>
      <text:p text:style-name="Standard"/>
      <text:p text:style-name="P6">Pizarras interactivas</text:p>
      <text:p text:style-name="Standard"/>
      <text:p text:style-name="Standard">Pantallas interactivas conectadas con un proyector y un ordenador. Se proyectan contenidos desde el ordenador.</text:p>
      <text:p text:style-name="Standard"/>
      <text:p text:style-name="Standard"/>
      <text:p text:style-name="Standard"/>
      <text:p text:style-name="P1">Periféricos multimedia</text:p>
      <text:p text:style-name="Standard"/>
      <text:p text:style-name="Standard">Los ordenadores se usan frecuentemente para que el usuario interaccione con archivos multimedia (imagen, vídeo y sonido).</text:p>
      <text:p text:style-name="Standard"/>
      <text:p text:style-name="P6">Dispositivos de audio</text:p>
      <text:p text:style-name="P6"/>
      <text:p text:style-name="Standard">Micrófono</text:p>
      <text:p text:style-name="Standard"/>
      <text:p text:style-name="Standard">Altavoces</text:p>
      <text:p text:style-name="Standard">•Altavoces pasivos</text:p>
      <text:p text:style-name="Standard">•Altavoces activo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Dispositivos de captura de imágenes fijas y en movimiento</text:p>
      <text:p text:style-name="Standard"/>
      <text:p text:style-name="Standard">Cámaras fotográficas digitales</text:p>
      <text:p text:style-name="Standard">Videocámaras digitales</text:p>
      <text:p text:style-name="Standard">Webcam</text:p>
      <text:p text:style-name="Standard"/>
      <text:p text:style-name="Standard"/>
      <text:p text:style-name="P1"/>
      <text:p text:style-name="P1"/>
      <text:p text:style-name="P1"/>
      <text:p text:style-name="P1"><text:soft-page-break/>Otros periféricos</text:p>
      <text:p text:style-name="Standard"/>
      <text:p text:style-name="P6">Fotocopiadoras profesionales</text:p>
      <text:p text:style-name="Standard"/>
      <text:p text:style-name="Standard">Dispositivo para hacer copias masivas en papel de</text:p>
      <text:p text:style-name="Standard">documentos impresos. Fotocopiadoras profesionales</text:p>
      <text:p text:style-name="Standard"/>
      <text:p text:style-name="Standard">Para grandes cantidades de impresiones, resultan más económicas que las domésticas (consumen menos) y cuidan mejor el medio ambiente.</text:p>
      <text:p text:style-name="Standard"/>
      <text:p text:style-name="P6">Equipos de impresión digital</text:p>
      <text:p text:style-name="P6"/>
      <text:p text:style-name="P2">Procedimiento que consiste en la impresión en papel de archivos digitales de texto e imágenes</text:p>
      <text:p text:style-name="P2">creados con programas de diseño electrónico o autoedición. Equipos de impresión digital</text:p>
      <text:p text:style-name="P2"/>
      <text:p text:style-name="P2">Se usan diversas tecnologías, aunque lo más usual es que funcionen igual que las impresoras láser.</text:p>
      <text:p text:style-name="P2"/>
      <text:p text:style-name="P6">Equipos de filmación profesional</text:p>
      <text:p text:style-name="P2"/>
      <text:p text:style-name="P2">Estas cámaras graban en formato HDV 1080 (aunque son compatibles con MiniDV), incluyen</text:p>
      <text:p text:style-name="P2">soportes para cintas y tarjetas de memoria, incorporan micrófonos direccionales y entradas para</text:p>
      <text:p text:style-name="P2">varios micrófonos externos,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0:08:00.119159892</meta:creation-date>
    <dc:date>2019-01-22T10:42:55.817926080</dc:date>
    <meta:editing-duration>PT3M45S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6" meta:paragraph-count="145" meta:word-count="888" meta:character-count="5797" meta:non-whitespace-character-count="5014"/>
  </office:meta>
</office:document-meta>
</file>